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="Arrow" draw:marker-start-width="0.35cm" draw:marker-end="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hatch" draw:fill-color="#729fcf" draw:fill-hatch-name="Rot_20_45_20_Grad_20_weit" draw:fill-hatch-solid="false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line draw:style-name="gr1" draw:text-style-name="P1" draw:layer="layout" svg:x1="5cm" svg:y1="1cm" svg:x2="5cm" svg:y2="9cm">
          <text:p/>
        </draw:line>
        <draw:line draw:style-name="gr1" draw:text-style-name="P1" draw:layer="layout" svg:x1="9cm" svg:y1="4.85cm" svg:x2="1cm" svg:y2="4.85cm">
          <text:p/>
        </draw:line>
        <draw:custom-shape draw:style-name="gr2" draw:text-style-name="P1" draw:layer="layout" svg:width="4cm" svg:height="8cm" svg:x="5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Rot_20_45_20_Grad_20_weit" draw:display-name="Rot 45 Grad weit" draw:style="single" draw:color="#ff0000" draw:distance="0.51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18T10:03:21</meta:creation-date>
    <dc:date>2013-06-18T10:35:22</dc:date>
    <meta:editing-duration>PT16M24S</meta:editing-duration>
    <meta:editing-cycles>7</meta:editing-cycles>
    <meta:generator>LibreOffice/4.0.3.3$MacOSX_x86 LibreOffice_project/0eaa50a932c8f2199a615e1eb30f7ac74279539</meta:generator>
    <meta:document-statistic meta:object-count="3"/>
  </office:meta>
</office:document-meta>
</file>